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bff" officeooo:paragraph-rsid="0016db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 explanation. <text:line-break/><text:line-break/>The sort that is NlogN at best and worst would have to be merge sorting. I do not have time to do the full code right now but I can explain it why it is best and worst same time complexity. The reason is that mergesorting does not really do any time of comparison until the end when everything is spereated into individual parts. So that mean even if the entire array is sorted, it will still break everything down and then compare the values to each other. The breaking in half is the logN portion and then because it is comparing every value with ever other value, that is the N portion of the time complexity. This makes the time complexity NlogN and what I explained was the best case where everything was sorted. Worst case is when there is swapping involv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31:24.724844638</meta:creation-date>
    <dc:date>2018-11-02T18:35:12.032275391</dc:date>
    <meta:editing-duration>PT3M47S</meta:editing-duration>
    <meta:editing-cycles>1</meta:editing-cycles>
    <meta:document-statistic meta:table-count="0" meta:image-count="0" meta:object-count="0" meta:page-count="1" meta:paragraph-count="1" meta:word-count="146" meta:character-count="789" meta:non-whitespace-character-count="641"/>
    <meta:generator>LibreOffice/5.1.6.2$Linux_X86_64 LibreOffice_project/10m0$Build-2</meta:generator>
  </office:meta>
</office:document-meta>
</file>